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pt"/>
    </style:style>
    <style:style style:name="co2" style:family="table-column">
      <style:table-column-properties fo:break-before="auto" style:column-width="79.06pt"/>
    </style:style>
    <style:style style:name="co3" style:family="table-column">
      <style:table-column-properties fo:break-before="auto" style:column-width="42.94pt"/>
    </style:style>
    <style:style style:name="co4" style:family="table-column">
      <style:table-column-properties fo:break-before="auto" style:column-width="512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4.29pt"/>
    </style:style>
    <style:style style:name="co7" style:family="table-column">
      <style:table-column-properties fo:break-before="auto" style:column-width="67.01pt"/>
    </style:style>
    <style:style style:name="co8" style:family="table-column">
      <style:table-column-properties fo:break-before="auto" style:column-width="77.84pt"/>
    </style:style>
    <style:style style:name="co9" style:family="table-column">
      <style:table-column-properties fo:break-before="auto" style:column-width="3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ff99" fo:border="0.06pt solid #000000"/>
    </style:style>
    <style:style style:name="ce3" style:family="table-cell" style:parent-style-name="Default">
      <style:table-cell-properties fo:background-color="#66ffff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66ff66"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0000"/>
    </style:style>
    <style:style style:name="ce8" style:family="table-cell" style:parent-style-name="Default">
      <style:text-properties style:font-name="Liberation Sans1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0dim-373corpus-3seed-500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" table:default-cell-style-name="ce1"/>
        <table:table-column table:style-name="co5" table:number-columns-repeated="1009" table:default-cell-style-name="ce1"/>
        <table:table-row table:style-name="ro1">
          <table:table-cell table:number-columns-repeated="5"/>
          <table:table-cell table:style-name="ce7" office:value-type="string" calcext:value-type="string" table:number-columns-spanned="10" table:number-rows-spanned="1">
            <text:p>Instances</text:p>
          </table:table-cell>
          <table:covered-table-cell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ercentage_Error</text:p>
          </table:table-cell>
          <table:table-cell office:value-type="string" calcext:value-type="string">
            <text:p>Xavier Model</text:p>
          </table:table-cell>
          <table:table-cell table:style-name="ce6" office:value-type="string" calcext:value-type="string">
            <text:p>S.No</text:p>
          </table:table-cell>
          <table:table-cell table:style-name="ce6" office:value-type="string" calcext:value-type="string">
            <text:p><text:s/>Raw Sentence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1007"/>
          <table:table-cell table:number-columns-repeated="2"/>
        </table:table-row>
        <table:table-row table:style-name="ro1">
          <table:table-cell table:style-name="ce2" table:formula="of:=COUNTIF(['50dim-373corpus-3seed-500res'.$F$3:.$O$170];['50dim-373corpus-3seed-500res'.C3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sh the triangle to the left then push the cross to the lef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4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t the cross on my right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5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ush the circle to the left then put the cross in the middl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6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fore pointing at the circle grasp i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7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oint to the triangle grasp the triangl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8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oint to the triangle touch the triangl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9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uch the triangle then put it on the lef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0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ut the triangle on the left then push it to the middl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1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ut the triangle in the middle put the circle on the lef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2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ush the circle to the right then push the circle to the lef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3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grasp the triangle and grasp the cros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4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ouch the cross and point to the circle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5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rasp the circle and then point to i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6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ush the cross to the right and push the triangle to the middl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7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sh the triangle to the left and push the cross to the left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8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ush the circle to the right then push the circle to the lef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9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int circle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20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grasp cross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21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it cross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22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ut the circle in left and push the cross in the middle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23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circle is pointed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24])/10*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ross is pointed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25])/10*100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fore grasping the triangle point at it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26])/10*100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uch the cross before pointing at the circle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27])/10*100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pick up the circle twice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28])/10*100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fter moving the cross to the left touch the circle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29])/10*100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ut the triangle to the middle and the circle to the left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30])/10*100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ove the cross to the left and then pick up the circle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31])/10*100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ross is hit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32])/10*100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ut the circle back to the right after having pushed it to the middle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33])/10*100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it the triangle and then the cross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34])/10*100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efore pushing the triangle to the middle please put it to the left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35])/10*100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efore pushing the triangle to the middle please push the cross to the righ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36])/10*100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efore moving the cross to the right move the cross to the center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37])/10*100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efore moving the circle to the middle move the cross to the left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38])/10*100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t the cross right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39])/10*100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the triangle left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40])/10*100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 to the triangle touch the circle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41])/10*100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ush the cross to the right and push the triangle to the middle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42])/10*100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int to the circle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43])/10*100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rasp the cross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44])/10*100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ouch the triangle then touch the cross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45])/10*100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put the cross on right and point it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46])/10*100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 at the cross two times in a row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47])/10*100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sp the cross before pointing at it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48])/10*100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ush the triangle in the middle after having put it to the left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49])/10*100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ush the triangle in the middle after having pushed the cross to the right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50])/10*100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ut the circle to the left after having first put the triangle in the middl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51])/10*100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ut both the cross and the circle to the right start with the circle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52])/10*100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efore pushing the circle to the left please push it to the right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53])/10*100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efore put the cross in the middle push the circle on the left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54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sp the cross before pointing the circl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55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ut the cross left and grasp the circle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56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ouch the cross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57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oint to the cross then point to the circle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58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ut the cross on the right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59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oint triangle and grasp circl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60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int triangle and hit circle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61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rasp cross and point circle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62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grasp triangle and grasp cross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63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oint cross two times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64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grasp circle two times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65])/10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ut the triangle in the middle and put the circle on left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66])/10*100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ouch the circle then point to the circle</text:p>
          </table:table-cell>
          <table:table-cell/>
          <table:table-cell table:number-columns-repeated="3" office:value-type="float" office:value="167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67])/10*100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ush the circle left put the cross middle</text:p>
          </table:table-cell>
          <table:table-cell/>
          <table:table-cell table:number-columns-repeated="3"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68])/10*100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ut the cross in left and grasp the circle</text:p>
          </table:table-cell>
          <table:table-cell/>
          <table:table-cell table:number-columns-repeated="3"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69])/10*100" office:value-type="float" office:value="20" calcext:value-type="float">
            <text:p>2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ut the triangle in the middle and then put the cross on the right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70])/10*100" office:value-type="float" office:value="20" calcext:value-type="float">
            <text:p>2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it triangle and hit cross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71])/10*100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ut the cross in the middle and put the circle on the left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72])/10*100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it cross and point circle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73])/10*100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efore hit cross point circle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74])/10*100" office:value-type="float" office:value="80" calcext:value-type="float">
            <text:p>8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efore hit circle point triangle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75])/10*100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efore grasp circle point triangle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76])/10*100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efore grasp cross point circle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77])/10*100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fore point circle point cross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78])/10*100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efore put the triangle on left grasp it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79])/10*100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ut the cross left and touch the circl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80])/10*100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asp the triangle and then put it to the left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81])/10*100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on my left push the triangle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82])/10*100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fter pushing the red cross on my left please grasp the circle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83])/10*100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efore putting the triangle to the left please hit it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84])/10*100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oint to the circle after having grasped it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85])/10*100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point to the circle after having touched it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39" calcext:value-type="float">
            <text:p>239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86])/10*100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ouch the triangle after having touched it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87])/10*100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ush the red cross to the right and then push the triangle to the middle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88])/10*100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grasp circle and point i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89])/10*100" office:value-type="float" office:value="70" calcext:value-type="float">
            <text:p>7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oint triangle and grasp it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247" calcext:value-type="float">
            <text:p>247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90])/10*100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oint triangle and hit it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91])/10*100" office:value-type="float" office:value="100" calcext:value-type="float">
            <text:p>10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fore pointing at the circle touch the cross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92])/10*100" office:value-type="float" office:value="100" calcext:value-type="float">
            <text:p>100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ve the circle to the left then the cross to the middle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41" calcext:value-type="float">
            <text:p>241</text:p>
          </table:table-cell>
          <table:table-cell office:value-type="float" office:value="221" calcext:value-type="float">
            <text:p>221</text:p>
          </table:table-cell>
          <table:table-cell office:value-type="float" office:value="257" calcext:value-type="float">
            <text:p>257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93])/10*100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oint the circle on my left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259" calcext:value-type="float">
            <text:p>259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94])/10*100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ut the cross on the right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95])/10*100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ush the triangle over to the left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96])/10*100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point to the triangle and grasp the circle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97])/10*100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ut the cross on the left and hit the circle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table:number-columns-repeated="3"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98])/10*100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push the cross on right and push triangle in the middle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99])/10*100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wo times grasp circle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00])/10*100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ush the triangle to the left then push also the cross to the left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01])/10*100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ove the cross to the left then touch the circle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75" calcext:value-type="float">
            <text:p>275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02])/10*100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efore putting the circle to the middle please point at the triangle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03])/10*100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wo times point cross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04])/10*100" office:value-type="float" office:value="70" calcext:value-type="float">
            <text:p>7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oint the red cross on my right and then point the circle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05])/10*100" office:value-type="float" office:value="70" calcext:value-type="float">
            <text:p>7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efore pushing the cross to the right please put the triangle in the middle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06])/10*100" office:value-type="float" office:value="80" calcext:value-type="float">
            <text:p>8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fter grasping the triangle put it to the left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07])/10*100" office:value-type="float" office:value="100" calcext:value-type="float">
            <text:p>10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ut the cross in the middle when you have pushed the circle to the left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08])/10*100" office:value-type="float" office:value="100" calcext:value-type="float">
            <text:p>10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you need to push two objects to the left first the triangle then the cross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09])/10*100" office:value-type="float" office:value="100" calcext:value-type="float">
            <text:p>10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efore put the cross in right put the triangle in the middle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10])/10*100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nt to the triangle and then grasp it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11])/10*100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ouch the circle after having pointed the triangle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8" calcext:value-type="float">
            <text:p>288</text:p>
          </table:table-cell>
          <table:table-cell office:value-type="float" office:value="279" calcext:value-type="float">
            <text:p>279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12])/10*100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int at the triangle then touch the triangle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13])/10*100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it the cross and point the circle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14])/10*100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ush the triangle in the middle and put the circle in the middle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office:value-type="float" office:value="284" calcext:value-type="float">
            <text:p>284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15])/10*100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it the circle and point it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16])/10*100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ush both the triangle and the cross to the left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17])/10*100" office:value-type="float" office:value="50" calcext:value-type="float">
            <text:p>5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ush the cross on my left and then grasp the circle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18])/10*100" office:value-type="float" office:value="70" calcext:value-type="float">
            <text:p>7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uld you slowly put the cross to the right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308" calcext:value-type="float">
            <text:p>308</text:p>
          </table:table-cell>
          <table:table-cell office:value-type="float" office:value="290" calcext:value-type="float">
            <text:p>290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19])/10*100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ut the circle to the left before pushing the cross to the middle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20])/10*100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nce you have put the circle on the left you can push the cross to the middle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316" calcext:value-type="float">
            <text:p>316</text:p>
          </table:table-cell>
          <table:table-cell office:value-type="float" office:value="292" calcext:value-type="float">
            <text:p>292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21])/10*100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ove two objects to the same place by pushing the triangle to the center and then putting the circle in the center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320" calcext:value-type="float">
            <text:p>320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1" calcext:value-type="float">
            <text:p>291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22])/10*100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rasp and point the circle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322" calcext:value-type="float">
            <text:p>322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92" calcext:value-type="float">
            <text:p>292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23])/10*100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ush the circle to the right and the to the left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327" calcext:value-type="float">
            <text:p>327</text:p>
          </table:table-cell>
          <table:table-cell office:value-type="float" office:value="296" calcext:value-type="float">
            <text:p>296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24])/10*100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efore rotating the red cross on itself please put it to the right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329" calcext:value-type="float">
            <text:p>329</text:p>
          </table:table-cell>
          <table:table-cell office:value-type="float" office:value="306" calcext:value-type="float">
            <text:p>306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316" calcext:value-type="float">
            <text:p>316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25])/10*10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sp the cross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09" calcext:value-type="float">
            <text:p>309</text:p>
          </table:table-cell>
          <table:table-cell office:value-type="float" office:value="294" calcext:value-type="float">
            <text:p>294</text:p>
          </table:table-cell>
          <table:table-cell office:value-type="float" office:value="331" calcext:value-type="float">
            <text:p>33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322" calcext:value-type="float">
            <text:p>322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26])/10*10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uch the cross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  <table:table-cell office:value-type="float" office:value="332" calcext:value-type="float">
            <text:p>332</text:p>
          </table:table-cell>
          <table:table-cell office:value-type="float" office:value="309" calcext:value-type="float">
            <text:p>309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329" calcext:value-type="float">
            <text:p>329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27])/10*10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t the cross to the right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29" calcext:value-type="float">
            <text:p>329</text:p>
          </table:table-cell>
          <table:table-cell office:value-type="float" office:value="296" calcext:value-type="float">
            <text:p>296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331" calcext:value-type="float">
            <text:p>331</text:p>
          </table:table-cell>
          <table:table-cell office:value-type="float" office:value="308" calcext:value-type="float">
            <text:p>308</text:p>
          </table:table-cell>
          <table:table-cell office:value-type="float" office:value="331" calcext:value-type="float">
            <text:p>331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28])/10*10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asp the triangle before grasping the cross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331" calcext:value-type="float">
            <text:p>331</text:p>
          </table:table-cell>
          <table:table-cell office:value-type="float" office:value="305" calcext:value-type="float">
            <text:p>305</text:p>
          </table:table-cell>
          <table:table-cell office:value-type="float" office:value="340" calcext:value-type="float">
            <text:p>340</text:p>
          </table:table-cell>
          <table:table-cell office:value-type="float" office:value="316" calcext:value-type="float">
            <text:p>316</text:p>
          </table:table-cell>
          <table:table-cell office:value-type="float" office:value="292" calcext:value-type="float">
            <text:p>292</text:p>
          </table:table-cell>
          <table:table-cell office:value-type="float" office:value="308" calcext:value-type="float">
            <text:p>308</text:p>
          </table:table-cell>
          <table:table-cell office:value-type="float" office:value="332" calcext:value-type="float">
            <text:p>332</text:p>
          </table:table-cell>
          <table:table-cell office:value-type="float" office:value="309" calcext:value-type="float">
            <text:p>309</text:p>
          </table:table-cell>
          <table:table-cell office:value-type="float" office:value="332" calcext:value-type="float">
            <text:p>332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29])/10*10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oint the red cross and point the circle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32" calcext:value-type="float">
            <text:p>332</text:p>
          </table:table-cell>
          <table:table-cell office:value-type="float" office:value="308" calcext:value-type="float">
            <text:p>308</text:p>
          </table:table-cell>
          <table:table-cell office:value-type="float" office:value="341" calcext:value-type="float">
            <text:p>341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309" calcext:value-type="float">
            <text:p>309</text:p>
          </table:table-cell>
          <table:table-cell office:value-type="float" office:value="334" calcext:value-type="float">
            <text:p>334</text:p>
          </table:table-cell>
          <table:table-cell office:value-type="float" office:value="311" calcext:value-type="float">
            <text:p>311</text:p>
          </table:table-cell>
          <table:table-cell office:value-type="float" office:value="337" calcext:value-type="float">
            <text:p>337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30])/10*10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it twice the blue circle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34" calcext:value-type="float">
            <text:p>334</text:p>
          </table:table-cell>
          <table:table-cell office:value-type="float" office:value="309" calcext:value-type="float">
            <text:p>309</text:p>
          </table:table-cell>
          <table:table-cell office:value-type="float" office:value="342" calcext:value-type="float">
            <text:p>342</text:p>
          </table:table-cell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office:value-type="float" office:value="316" calcext:value-type="float">
            <text:p>316</text:p>
          </table:table-cell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31])/10*10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ouch the circle and then point to it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37" calcext:value-type="float">
            <text:p>337</text:p>
          </table:table-cell>
          <table:table-cell office:value-type="float" office:value="311" calcext:value-type="float">
            <text:p>311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  <table:table-cell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  <table:table-cell office:value-type="float" office:value="340" calcext:value-type="float">
            <text:p>340</text:p>
          </table:table-cell>
          <table:table-cell office:value-type="float" office:value="322" calcext:value-type="float">
            <text:p>322</text:p>
          </table:table-cell>
          <table:table-cell office:value-type="float" office:value="341" calcext:value-type="float">
            <text:p>341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32])/10*10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oint to the triangle and then grasp it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344" calcext:value-type="float">
            <text:p>344</text:p>
          </table:table-cell>
          <table:table-cell office:value-type="float" office:value="331" calcext:value-type="float">
            <text:p>331</text:p>
          </table:table-cell>
          <table:table-cell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  <table:table-cell office:value-type="float" office:value="341" calcext:value-type="float">
            <text:p>341</text:p>
          </table:table-cell>
          <table:table-cell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33])/10*100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fter pushing the triangle to the right push the cross to the middle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41" calcext:value-type="float">
            <text:p>341</text:p>
          </table:table-cell>
          <table:table-cell office:value-type="float" office:value="320" calcext:value-type="float">
            <text:p>320</text:p>
          </table:table-cell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office:value-type="float" office:value="342" calcext:value-type="float">
            <text:p>342</text:p>
          </table:table-cell>
          <table:table-cell office:value-type="float" office:value="331" calcext:value-type="float">
            <text:p>331</text:p>
          </table:table-cell>
          <table:table-cell office:value-type="float" office:value="344" calcext:value-type="float">
            <text:p>344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34])/10*100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ush the circle to the middle and then put it to the left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office:value-type="float" office:value="325" calcext:value-type="float">
            <text:p>325</text:p>
          </table:table-cell>
          <table:table-cell office:value-type="float" office:value="346" calcext:value-type="float">
            <text:p>346</text:p>
          </table:table-cell>
          <table:table-cell office:value-type="float" office:value="333" calcext:value-type="float">
            <text:p>333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32" calcext:value-type="float">
            <text:p>332</text:p>
          </table:table-cell>
          <table:table-cell office:value-type="float" office:value="345" calcext:value-type="float">
            <text:p>345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35])/10*100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put the cross on right before point it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  <table:table-cell office:value-type="float" office:value="348" calcext:value-type="float">
            <text:p>348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45" calcext:value-type="float">
            <text:p>345</text:p>
          </table:table-cell>
          <table:table-cell office:value-type="float" office:value="334" calcext:value-type="float">
            <text:p>334</text:p>
          </table:table-cell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36])/10*100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 at the circle after having pointed at the cross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44" calcext:value-type="float">
            <text:p>344</text:p>
          </table:table-cell>
          <table:table-cell office:value-type="float" office:value="331" calcext:value-type="float">
            <text:p>331</text:p>
          </table:table-cell>
          <table:table-cell office:value-type="float" office:value="349" calcext:value-type="float">
            <text:p>349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48" calcext:value-type="float">
            <text:p>348</text:p>
          </table:table-cell>
          <table:table-cell office:value-type="float" office:value="337" calcext:value-type="float">
            <text:p>337</text:p>
          </table:table-cell>
          <table:table-cell office:value-type="float" office:value="348" calcext:value-type="float">
            <text:p>348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37])/10*100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ush circle on right and push circle on left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49" calcext:value-type="float">
            <text:p>349</text:p>
          </table:table-cell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38])/10*100" office:value-type="float" office:value="90" calcext:value-type="float">
            <text:p>9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here is a circle point to it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44" calcext:value-type="float">
            <text:p>344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39])/10*100" office:value-type="float" office:value="90" calcext:value-type="float">
            <text:p>9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ut the triangle to the middle and then the cross to the right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37" calcext:value-type="float">
            <text:p>337</text:p>
          </table:table-cell>
          <table:table-cell office:value-type="float" office:value="354" calcext:value-type="float">
            <text:p>354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40])/10*100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ouch the cross after having touch the triangle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348" calcext:value-type="float">
            <text:p>348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41])/10*100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youre going to put the triangle on the left but first you have to put the triangle in the middle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office:value-type="float" office:value="356" calcext:value-type="float">
            <text:p>356</text:p>
          </table:table-cell>
          <table:table-cell office:value-type="float" office:value="349" calcext:value-type="float">
            <text:p>349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42])/10*100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ush the circle in two directions first push it to the right and afterwards push it to the left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58" calcext:value-type="float">
            <text:p>358</text:p>
          </table:table-cell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356" calcext:value-type="float">
            <text:p>356</text:p>
          </table:table-cell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43])/10*100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ick up the triangle then move it left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358" calcext:value-type="float">
            <text:p>358</text:p>
          </table:table-cell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44])/10*100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ut the triangle in the middle then put the triangle to the left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 office:value-type="float" office:value="345" calcext:value-type="float">
            <text:p>345</text:p>
          </table:table-cell>
          <table:table-cell office:value-type="float" office:value="362" calcext:value-type="float">
            <text:p>362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45])/10*100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int at the cross then point at the circle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363" calcext:value-type="float">
            <text:p>363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46])/10*100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ut the red cross to the right and point at it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56" calcext:value-type="float">
            <text:p>356</text:p>
          </table:table-cell>
          <table:table-cell office:value-type="float" office:value="348" calcext:value-type="float">
            <text:p>348</text:p>
          </table:table-cell>
          <table:table-cell office:value-type="float" office:value="365" calcext:value-type="float">
            <text:p>365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47])/10*100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lease grasp the red cros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office:value-type="float" office:value="349" calcext:value-type="float">
            <text:p>349</text:p>
          </table:table-cell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  <table:table-cell office:value-type="float" office:value="363" calcext:value-type="float">
            <text:p>363</text:p>
          </table:table-cell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table:number-columns-repeated="1009"/>
        </table:table-row>
        <table:table-row table:style-name="ro1">
          <table:table-cell table:style-name="ce2" table:formula="of:=COUNTIF(['50dim-373corpus-3seed-500res'.$F$3:.$O$170];['50dim-373corpus-3seed-500res'.C148])/10*100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ush the triangle on the middle and put the circle in the middle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367" calcext:value-type="float">
            <text:p>367</text:p>
          </table:table-cell>
          <table:table-cell office:value-type="float" office:value="358" calcext:value-type="float">
            <text:p>358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364" calcext:value-type="float">
            <text:p>364</text:p>
          </table:table-cell>
          <table:table-cell office:value-type="float" office:value="351" calcext:value-type="float">
            <text:p>351</text:p>
          </table:table-cell>
          <table:table-cell office:value-type="float" office:value="363" calcext:value-type="float">
            <text:p>363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49])/10*100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fore hitting the triangle point at it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53" calcext:value-type="float">
            <text:p>353</text:p>
          </table:table-cell>
          <table:table-cell office:value-type="float" office:value="368" calcext:value-type="float">
            <text:p>368</text:p>
          </table:table-cell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50])/10*100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oint to the triangle and then move the circle to the middle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363" calcext:value-type="float">
            <text:p>363</text:p>
          </table:table-cell>
          <table:table-cell office:value-type="float" office:value="354" calcext:value-type="float">
            <text:p>354</text:p>
          </table:table-cell>
          <table:table-cell office:value-type="float" office:value="369" calcext:value-type="float">
            <text:p>369</text:p>
          </table:table-cell>
          <table:table-cell office:value-type="float" office:value="362" calcext:value-type="float">
            <text:p>362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66" calcext:value-type="float">
            <text:p>366</text:p>
          </table:table-cell>
          <table:table-cell office:value-type="float" office:value="354" calcext:value-type="float">
            <text:p>354</text:p>
          </table:table-cell>
          <table:table-cell office:value-type="float" office:value="366" calcext:value-type="float">
            <text:p>366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51])/10*100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fter pushing the circle to the left put the cross in the middle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float" office:value="355" calcext:value-type="float">
            <text:p>355</text:p>
          </table:table-cell>
          <table:table-cell office:value-type="float" office:value="370" calcext:value-type="float">
            <text:p>370</text:p>
          </table:table-cell>
          <table:table-cell office:value-type="float" office:value="363" calcext:value-type="float">
            <text:p>363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67" calcext:value-type="float">
            <text:p>367</text:p>
          </table:table-cell>
          <table:table-cell office:value-type="float" office:value="355" calcext:value-type="float">
            <text:p>355</text:p>
          </table:table-cell>
          <table:table-cell office:value-type="float" office:value="367" calcext:value-type="float">
            <text:p>367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52])/10*100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ut the triangle in the middle and put it on left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365" calcext:value-type="float">
            <text:p>365</text:p>
          </table:table-cell>
          <table:table-cell office:value-type="float" office:value="356" calcext:value-type="float">
            <text:p>356</text:p>
          </table:table-cell>
          <table:table-cell office:value-type="float" office:value="371" calcext:value-type="float">
            <text:p>371</text:p>
          </table:table-cell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office:value-type="float" office:value="368" calcext:value-type="float">
            <text:p>368</text:p>
          </table:table-cell>
          <table:table-cell office:value-type="float" office:value="356" calcext:value-type="float">
            <text:p>356</text:p>
          </table:table-cell>
          <table:table-cell office:value-type="float" office:value="368" calcext:value-type="float">
            <text:p>368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53])/10*100" office:value-type="float" office:value="20" calcext:value-type="float">
            <text:p>2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ut both the circle and the cross on the right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69" calcext:value-type="float">
            <text:p>369</text:p>
          </table:table-cell>
          <table:table-cell office:value-type="float" office:value="358" calcext:value-type="float">
            <text:p>358</text:p>
          </table:table-cell>
          <table:table-cell office:value-type="float" office:value="369" calcext:value-type="float">
            <text:p>369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54])/10*100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ush the triangle to the center and put the circle in the middle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table:number-columns-repeated="1009"/>
        </table:table-row>
        <table:table-row table:style-name="ro1">
          <table:table-cell table:style-name="ce3" table:formula="of:=COUNTIF(['50dim-373corpus-3seed-500res'.$F$3:.$O$170];['50dim-373corpus-3seed-500res'.C155])/10*100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grasp the triangle after having pointed to it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68" calcext:value-type="float">
            <text:p>368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62" calcext:value-type="float">
            <text:p>362</text:p>
          </table:table-cell>
          <table:table-cell office:value-type="float" office:value="371" calcext:value-type="float">
            <text:p>371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56])/10*100" office:value-type="float" office:value="100" calcext:value-type="float">
            <text:p>10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ush the circle to the right before pushing it to the left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office:value-type="float" office:value="372" calcext:value-type="float">
            <text:p>372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table:number-columns-repeated="1009"/>
        </table:table-row>
        <table:table-row table:style-name="ro1">
          <table:table-cell table:style-name="ce4" table:formula="of:=COUNTIF(['50dim-373corpus-3seed-500res'.$F$3:.$O$170];['50dim-373corpus-3seed-500res'.C157])/10*100" office:value-type="float" office:value="100" calcext:value-type="float">
            <text:p>10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ut the cross right and point to the cross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1010"/>
        </table:table-row>
        <table:table-row table:style-name="ro1">
          <table:table-cell table:style-name="ce4" table:formula="of:=COUNTIF(['50dim-373corpus-3seed-500res'.$F$3:.$O$170];['50dim-373corpus-3seed-500res'.C158])/10*100" office:value-type="float" office:value="100" calcext:value-type="float">
            <text:p>10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ut the cross over to the left and then once youve done that grasp the circle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71" calcext:value-type="float">
            <text:p>37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1010"/>
        </table:table-row>
        <table:table-row table:style-name="ro1">
          <table:table-cell table:style-name="ce4" table:formula="of:=COUNTIF(['50dim-373corpus-3seed-500res'.$F$3:.$O$170];['50dim-373corpus-3seed-500res'.C159])/10*100" office:value-type="float" office:value="100" calcext:value-type="float">
            <text:p>100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it the blue circle a first time and then a second time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67" calcext:value-type="float">
            <text:p>367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1010"/>
        </table:table-row>
        <table:table-row table:style-name="ro1">
          <table:table-cell table:style-name="ce2" table:formula="of:=COUNTIF(['50dim-373corpus-3seed-500res'.$F$3:.$O$170];['50dim-373corpus-3seed-500res'.C160])/10*100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ut the cross to the left before touching the circle</text:p>
          </table:table-cell>
          <table:table-cell/>
          <table:table-cell office:value-type="float" office:value="366" calcext:value-type="float">
            <text:p>366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1010"/>
        </table:table-row>
        <table:table-row table:style-name="ro1">
          <table:table-cell table:style-name="ce2" table:formula="of:=COUNTIF(['50dim-373corpus-3seed-500res'.$F$3:.$O$170];['50dim-373corpus-3seed-500res'.C161])/10*100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sp the cross</text:p>
          </table:table-cell>
          <table:table-cell/>
          <table:table-cell office:value-type="float" office:value="367" calcext:value-type="float">
            <text:p>367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1010"/>
        </table:table-row>
        <table:table-row table:style-name="ro1">
          <table:table-cell table:style-name="ce2" table:formula="of:=COUNTIF(['50dim-373corpus-3seed-500res'.$F$3:.$O$170];['50dim-373corpus-3seed-500res'.C162])/10*100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grasp the red cross and then point the circle</text:p>
          </table:table-cell>
          <table:table-cell/>
          <table:table-cell office:value-type="float" office:value="368" calcext:value-type="float">
            <text:p>368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010"/>
        </table:table-row>
        <table:table-row table:style-name="ro1">
          <table:table-cell table:style-name="ce2" table:formula="of:=COUNTIF(['50dim-373corpus-3seed-500res'.$F$3:.$O$170];['50dim-373corpus-3seed-500res'.C163])/10*100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ut the triangle on left and push it in the middle</text:p>
          </table:table-cell>
          <table:table-cell/>
          <table:table-cell office:value-type="float" office:value="369" calcext:value-type="float">
            <text:p>36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1010"/>
        </table:table-row>
        <table:table-row table:style-name="ro1">
          <table:table-cell table:style-name="ce2" table:formula="of:=COUNTIF(['50dim-373corpus-3seed-500res'.$F$3:.$O$170];['50dim-373corpus-3seed-500res'.C164])/10*100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on the left push triangle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1010"/>
        </table:table-row>
        <table:table-row table:style-name="ro1">
          <table:table-cell table:style-name="ce3" table:formula="of:=COUNTIF(['50dim-373corpus-3seed-500res'.$F$3:.$O$170];['50dim-373corpus-3seed-500res'.C165])/10*100" office:value-type="float" office:value="20" calcext:value-type="float">
            <text:p>2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oint the circle with your index finger</text:p>
          </table:table-cell>
          <table:table-cell/>
          <table:table-cell office:value-type="float" office:value="371" calcext:value-type="float">
            <text:p>371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1010"/>
        </table:table-row>
        <table:table-row table:style-name="ro1">
          <table:table-cell table:style-name="ce3" table:formula="of:=COUNTIF(['50dim-373corpus-3seed-500res'.$F$3:.$O$170];['50dim-373corpus-3seed-500res'.C166])/10*100" office:value-type="float" office:value="20" calcext:value-type="float">
            <text:p>2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ut the red cross on the empty space on my right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012"/>
        </table:table-row>
        <table:table-row table:style-name="ro1">
          <table:table-cell table:style-name="ce3" table:formula="of:=COUNTIF(['50dim-373corpus-3seed-500res'.$F$3:.$O$170];['50dim-373corpus-3seed-500res'.C167])/10*100" office:value-type="float" office:value="30" calcext:value-type="float">
            <text:p>3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before point triangle hit it</text:p>
          </table:table-cell>
          <table:table-cell table:number-columns-repeated="7"/>
          <table:table-cell office:value-type="float" office:value="372" calcext:value-type="float">
            <text:p>372</text:p>
          </table:table-cell>
          <table:table-cell table:number-columns-repeated="1012"/>
        </table:table-row>
        <table:table-row table:style-name="ro1">
          <table:table-cell table:style-name="ce3" table:formula="of:=COUNTIF(['50dim-373corpus-3seed-500res'.$F$3:.$O$170];['50dim-373corpus-3seed-500res'.C168])/10*100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ut the triangle in the middle and put it in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69])/10*100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ush the circle in the middle and put it in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70])/10*100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efore grasp triangle point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71])/10*100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rasp that cross over ther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172])/10*100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 the circle after having put the cross to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173])/10*100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int at the triangle and then put the circle to the midd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174])/10*100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ove the circle to the middle after having pointed to the triang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75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ch the circle then touch it again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76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ut the cross to the right then point at i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77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rasp the cross then point at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78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sp the cross point to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79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uch the circle twic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80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rasp the triangle and then put it on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81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ut the triangle in the middle then put the triangle on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82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it the triangle and put it to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83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oint to the triangle and then touch i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84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ush the circle on the left and put the cross in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185])/10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on the right put the cross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86])/10*100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int to the triangle and then put the circle in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87])/10*100"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irst point the triangle and then grasp th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88])/10*100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fter pushing the triangle to the middle please put the circle to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89])/10*100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fter hit triangle put it on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0])/10*100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stly put the triangle in the middle then put the circle to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1])/10*100" office:value-type="float" office:value="40" calcext:value-type="float">
            <text:p>4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ut both the circle and the cross to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2])/10*100" office:value-type="float" office:value="40" calcext:value-type="float">
            <text:p>4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uch the cross with your palm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3])/10*100" office:value-type="float" office:value="40" calcext:value-type="float">
            <text:p>4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fter putting the blue circle to the left push the cross to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4])/10*100" office:value-type="float" office:value="40" calcext:value-type="float">
            <text:p>4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it circle hit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5])/10*100" office:value-type="float" office:value="60" calcext:value-type="float">
            <text:p>6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fter picking up the triangle pick up the cross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6])/10*100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ou should first grasp the circle and then point to it afterwards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7])/10*100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efore grasping the triangle on my left point at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8])/10*100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int the triangle before grasping the circle with the same hand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199])/10*100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efore you pick up the circle move the cross to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00])/10*100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ut the cross on right and push it in right too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201])/10*100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ut the triangle to the left after having touched i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202])/10*100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rasp the circle and then when youve finished grasp the circle again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203])/10*100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efore you point the circle grasp i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204])/10*100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ut the triangle in the middle then put it on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205])/10*100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fter putting the triangle then push it back to the midd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206])/10*100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efore put circle in the middle point the triang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207])/10*100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before push the cross on right put it her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208])/10*100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n first push the triangle in middle and put the circle in the righ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209])/10*100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ush the circle on right before push it in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0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sh the triangle on my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1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t the circle to the left and push the cross to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2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the triangle to the middle and put the circle to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3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int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4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sh the triangle to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5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int the triangle before grasping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6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int the triangle before touching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7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uch the triangle before touching the cross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8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nt twice at the cross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19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asp the circle twic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0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uch the triangle then put it to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1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ut the triangle in the middle then put the cross to the righ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2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ut the triangle to the left then push it to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3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irst push the cross to the right then push the triangle to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4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ush the triangle in the middle then put circle in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5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uld you please grasp the cross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6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asp the circle two times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7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uch the circle twic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8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ut the cross to the left then grasp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29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p the triangle then put it to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0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efore putting the cross to the right put the triangle in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1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irst push the triangle in the middle then put the circle in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2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ush the circle to the right then push the circle to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3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int to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4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uch the cross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5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oint to the triangle and grasp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6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ch the cross point to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7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rasp the circle point to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8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ouch the triangle touch the cross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39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int to the cross point to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0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oint to the cross twic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1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rasp the circle twic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2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ut the circle left and push the cross to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3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ush the circle to the middle and then put it on the righ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4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ut the cross over on the righ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5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ush the triangle to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6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irst point the triangle then you can touch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7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fter youve put the triangle in the middle put the circle on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8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oint the circle on my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49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lease grasp the red cross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0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it the cross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1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oint the triangle and grasp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2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oint the triangle and hit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3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rasp the cross and point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4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oint twice the cross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5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grasp twice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6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ut the red cross to the left and hit the blu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7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ut the triangle to the left and then push it to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8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ush the triangle to the left and push the cross to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59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it the red cross on my righ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0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int to the triangle and touch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1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grasp the cross and point to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2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oint to the cross twic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3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ouch the circle twic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4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ut the triangle on the left and then push it in the midd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5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put the cross on the left and push it back to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6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he cross touch i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7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grasp the cross before pointing to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8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ush triangle on the left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69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int the cross and point the circle</text:p>
          </table:table-cell>
          <table:table-cell table:number-columns-repeated="1020"/>
        </table:table-row>
        <table:table-row table:style-name="ro1">
          <table:table-cell table:style-name="ce2" table:formula="of:=COUNTIF(['50dim-373corpus-3seed-500res'.$F$3:.$O$170];['50dim-373corpus-3seed-500res'.C270])/10*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it triangle and put it on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71])/10*100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uch the circle then point at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72])/10*100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ut the cross to the left before grasping th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73])/10*100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e cross grasp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74])/10*100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fter pointing to the triangle grasp th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75])/10*100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 the circle to the left and move the cross to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76])/10*100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it the circle and point th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77])/10*100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ush the blue circle to the left and put the red cross to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78])/10*100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fter putting the red cross to the left please hit the blu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79])/10*100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efore putting the red cross to the middle please push the blue circle to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0])/10*100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uch the triangle after having pointed at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1])/10*100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he circle point to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2])/10*100" office:value-type="float" office:value="40" calcext:value-type="float">
            <text:p>4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sing your fingers push the triangle to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3])/10*100" office:value-type="float" office:value="40" calcext:value-type="float">
            <text:p>4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ut the circle to the right and put the circle to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4])/10*100" office:value-type="float" office:value="40" calcext:value-type="float">
            <text:p>4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oint to the triangle and then after that grasp th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5])/10*100" office:value-type="float" office:value="40" calcext:value-type="float">
            <text:p>4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irst touch the cross and then next point to th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6])/10*100" office:value-type="float" office:value="40" calcext:value-type="float">
            <text:p>4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ouch the circle once and then afterwards touch it again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7])/10*100" office:value-type="float" office:value="40" calcext:value-type="float">
            <text:p>4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nt the triangle and grasp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8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ush the cross to the middle then put it back to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89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ut the cross on the right then push the cross to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0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ouch on the cross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1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fter weve grasp the cross then point to th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2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t the cross on the left and this time touch th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3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irst push the cross over to the right and then push the triangle into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4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efore you point the circle please hit the cross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5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int triangle and put circle in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6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on the left put the cross and push it in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7])/10*100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on left put the triangle and push it in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8])/10*100"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rasp this triangle grasp the cross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299])/10*100"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rist point to the triangle and next please put the circle in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0])/10*100"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ove the cross to the right then point to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1])/10*100"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ouch the triangle then move it to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2])/10*100"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fter pointing to the cross point to the circ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3])/10*100"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fter grasp the triangle put it on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4])/10*100" office:value-type="float" office:value="70" calcext:value-type="float">
            <text:p>7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asp twice the circle in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5])/10*100" office:value-type="float" office:value="70" calcext:value-type="float">
            <text:p>7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oint to the cross after having moved it to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6])/10*100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oint at the cross after having put it to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7])/10*100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nce you have put the cross on the right point to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8])/10*100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fter youve put the triangle in the middle you can put the cross on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09])/10*100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ush the circle into the middle and then put it back on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0])/10*100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efore you hit the circle point the triangle pleas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1])/10*100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oint the cross and point it again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2])/10*100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efore putting the circle to the left put the triangle to the midd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3])/10*100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he cross put it on the righ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4])/10*100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lease point to the triangle and after youve done that grasp the triangle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5])/10*100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rist of all grasp the triangle and finally grasp the cross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6])/10*100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irst of all touch the triangle and then put it over on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7])/10*100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int the triangle and hit i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8])/10*100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fter putting the circle to the right put the cross to the right too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19])/10*100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oint to the cross then do it again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20])/10*100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fter pushing the circle to the middle put it back on the left</text:p>
          </table:table-cell>
          <table:table-cell table:number-columns-repeated="1020"/>
        </table:table-row>
        <table:table-row table:style-name="ro1">
          <table:table-cell table:style-name="ce3" table:formula="of:=COUNTIF(['50dim-373corpus-3seed-500res'.$F$3:.$O$170];['50dim-373corpus-3seed-500res'.C321])/10*100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ut the cross on the middle and the circle on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22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uch the triangle before putting the circle in the midd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23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asp the triangle before having put it to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24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ut the cross to the right then push it around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25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ush the triangle and the cross to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26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fore pointing at the circle touch at the circ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27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sp the triangle then the cross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28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ut the circle at the middle before putting the triangle in the midd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29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ush the cross in the middle after putting the circle on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0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ush the cross after having put it to the righ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1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ut to the cross to the right after having put the circle there as well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2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ut the triangle to the left after having put the triangle to the midd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3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o do things first touch the circle and then point to the circ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4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ou can point to the triangle and next you can touch to the triang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5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efore you touch the cross touch the triang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6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oint to two things first the cross and then the circ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7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o not point to the circle but point to the cross twic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8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he first thing to do with the triangle is to grasp it and then to put it on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39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irst push the circle to the left and afterwards put the cross in the middle of the tab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0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ush the triangle to the middle once you have put it on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1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irst of all put the cross on the right and then push the cross around onto the right again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2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efore you grasp the cross please grasp the triang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3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fore hitting the red cross please hit the triang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4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efore pointing the red cross please push it to the righ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5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ut the triangle to the middle and to the righ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6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ick up the triangle and then pick up the cross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7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ove the triangle to the center and the cross to the righ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8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ut the circle on the right and the cross on the righ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49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he triangle push it over to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0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ouch the circle after youve pointed the triang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1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fter touching the cross point to the circ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2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efore touching the triangle touch the cross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3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pick up the circle twice in a row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4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he circle touch it twic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5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efore moving the triangle left pick it up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6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ouch and move the triangle to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7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ush the cross around the left after putting it first on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8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ush to the triangle to the middle followed by putting the circle to the midd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59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ove the triangle to the middle and to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0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ush the circle to the left and then all the way to the righ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1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ush triangle and push cross in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2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put the cross in right and put the circle in righ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3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efore point it grasp circ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4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efore point the circle hit i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5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grasp triangle before the cross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6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it the triangle before hit the cross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7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efore hit the circle hit the circ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8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asp the circle but before put the cross on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69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before hit the circle put the cross on the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70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before put in the right push the circle in the midd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71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push the cross on right and triangle in the middle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72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on the middle put the triangle and put the circle in lef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73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in left push the triangle and the cross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74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ut the circle and the cross in right</text:p>
          </table:table-cell>
          <table:table-cell table:number-columns-repeated="1020"/>
        </table:table-row>
        <table:table-row table:style-name="ro1">
          <table:table-cell table:style-name="ce4" table:formula="of:=COUNTIF(['50dim-373corpus-3seed-500res'.$F$3:.$O$170];['50dim-373corpus-3seed-500res'.C375])/10*100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efore put the triangle on left put it in the middle</text:p>
          </table:table-cell>
          <table:table-cell table:number-columns-repeated="1020"/>
        </table:table-row>
        <table:table-row table:style-name="ro1" table:number-rows-repeated="10482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centage_Error</text:p>
          </table:table-cell>
          <table:table-cell office:value-type="string" calcext:value-type="string">
            <text:p>Xavier Model</text:p>
          </table:table-cell>
          <table:table-cell table:number-columns-repeated="2"/>
          <table:table-cell office:value-type="string" calcext:value-type="string">
            <text:p>Word2Vec-ESN</text:p>
          </table:table-cell>
          <table:table-cell office:value-type="string" calcext:value-type="string">
            <text:p>Xavi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Sheet2.A2:.A374];0)" office:value-type="float" office:value="146" calcext:value-type="float">
            <text:p>146</text:p>
          </table:table-cell>
          <table:table-cell table:formula="of:=COUNTIF([Sheet2.B2:.B374];0)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Sheet2.A2:.A375];10)" office:value-type="float" office:value="24" calcext:value-type="float">
            <text:p>24</text:p>
          </table:table-cell>
          <table:table-cell table:formula="of:=COUNTIF([Sheet2.B2:.B375];1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Sheet2.A2:.A376];30)" office:value-type="float" office:value="8" calcext:value-type="float">
            <text:p>8</text:p>
          </table:table-cell>
          <table:table-cell table:formula="of:=COUNTIF([Sheet2.B2:.B376];30)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Sheet2.A2:.A375];40)" office:value-type="float" office:value="18" calcext:value-type="float">
            <text:p>18</text:p>
          </table:table-cell>
          <table:table-cell table:formula="of:=COUNTIF([Sheet2.B2:.B375];40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Sheet2.A2:.A376];50)" office:value-type="float" office:value="14" calcext:value-type="float">
            <text:p>14</text:p>
          </table:table-cell>
          <table:table-cell table:formula="of:=COUNTIF([Sheet2.B2:.B376];50)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Sheet2.A2:.A377];50)" office:value-type="float" office:value="14" calcext:value-type="float">
            <text:p>14</text:p>
          </table:table-cell>
          <table:table-cell table:formula="of:=COUNTIF([Sheet2.B2:.B377];50)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Sheet2.A2:.A378];60)" office:value-type="float" office:value="7" calcext:value-type="float">
            <text:p>7</text:p>
          </table:table-cell>
          <table:table-cell table:formula="of:=COUNTIF([Sheet2.B2:.B378];60)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Sheet2.A2:.A379];70)" office:value-type="float" office:value="9" calcext:value-type="float">
            <text:p>9</text:p>
          </table:table-cell>
          <table:table-cell table:formula="of:=COUNTIF([Sheet2.B2:.B379];7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Sheet2.A2:.A380];80)" office:value-type="float" office:value="14" calcext:value-type="float">
            <text:p>14</text:p>
          </table:table-cell>
          <table:table-cell table:formula="of:=COUNTIF([Sheet2.B2:.B380];80)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Sheet2.A2:.A381];90)" office:value-type="float" office:value="18" calcext:value-type="float">
            <text:p>18</text:p>
          </table:table-cell>
          <table:table-cell table:formula="of:=COUNTIF([Sheet2.B2:.B381];90)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Sheet2.A2:.A382];100)" office:value-type="float" office:value="99" calcext:value-type="float">
            <text:p>99</text:p>
          </table:table-cell>
          <table:table-cell table:formula="of:=COUNTIF([Sheet2.B2:.B382];100)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587.48pt" svg:height="461.42pt" svg:x="130.42pt" svg:y="56.07pt">
            <loext:p draw:notify-on-update-of-ranges="Sheet3.A1:Sheet3.A1 Sheet3.B1:Sheet3.L1 Sheet3.A2:Sheet3.A2 Sheet3.B2:Sheet3.L2 Sheet3.A3:Sheet3.A3 Sheet3.B3:Sheet3.L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rd2Vec-ESN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8" office:value-type="string" calcext:value-type="string">
            <text:p>θRARes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66" calcext:value-type="float">
            <text:p>166</text:p>
          </table:table-cell>
        </table:table-row>
      </table:table>
      <table:named-expressions/>
      <table:database-ranges>
        <table:database-range table:name="__Anonymous_Sheet_DB__0" table:target-range-address="'50dim-373corpus-3seed-500res'.A2:'50dim-373corpus-3seed-500res'.D375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Sheet2.A1:Sheet2.B3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2:21:23.748354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3:26:37.154168564</dc:date>
    <dc:creator>Surender Kumar</dc:creator>
    <meta:editing-duration>PT1H1M3S</meta:editing-duration>
    <meta:editing-cycles>6</meta:editing-cycles>
    <meta:generator>LibreOffice/5.1.4.2$Linux_X86_64 LibreOffice_project/10m0$Build-2</meta:generator>
    <meta:document-statistic meta:table-count="3" meta:cell-count="39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draw:stroke="dash" draw:stroke-dash="Fine_20_Dashed"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6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26cm" svg:height="16.279cm" xlink:href=".." xlink:type="simple" chart:class="chart:bar" chart:style-name="ch1">
        <chart:title svg:x="4.988cm" svg:y="0.461cm" chart:style-name="ch2">
          <text:p>Erroneous sentences by number of model instances</text:p>
        </chart:title>
        <chart:subtitle svg:x="9.594cm" svg:y="1.591cm" chart:style-name="ch3">
          <text:p>(N=500)</text:p>
        </chart:subtitle>
        <chart:legend svg:x="8.061cm" svg:y="3.142cm" style:legend-expansion="custom" chartooo:width="4.857cm" chartooo:height="0.604cm" style:legend-expansion-aspect-ratio="8.04139072847682" chart:style-name="ch4"/>
        <chart:plot-area chart:style-name="ch5" table:cell-range-address="Sheet3.A1:Sheet3.L3" chart:data-source-has-labels="both" svg:x="1.585cm" svg:y="2.573cm" svg:width="18.727cm" svg:height="12.24cm">
          <chartooo:coordinate-region svg:x="2.408cm" svg:y="2.775cm" svg:width="17.904cm" svg:height="11.535cm"/>
          <chart:axis chart:dimension="x" chart:name="primary-x" chart:style-name="ch6" chartooo:axis-type="auto">
            <chartooo:date-scale/>
            <chart:title svg:x="8.903cm" svg:y="15.138cm" chart:style-name="ch7">
              <text:p>Number of Instances</text:p>
            </chart:title>
            <chart:categories table:cell-range-address="Sheet3.B1:Sheet3.L1"/>
          </chart:axis>
          <chart:axis chart:dimension="y" chart:name="primary-y" chart:style-name="ch8">
            <chart:title svg:x="0.451cm" svg:y="10.791cm" chart:style-name="ch9">
              <text:p>Number of sentences</text:p>
            </chart:title>
            <chart:grid chart:style-name="ch10" chart:class="major"/>
          </chart:axis>
          <chart:series chart:style-name="ch11" chart:values-cell-range-address="Sheet3.B2:Sheet3.L2" chart:label-cell-address="Sheet3.A2:Sheet3.A2" chart:class="chart:bar">
            <chart:data-point chart:repeated="11"/>
          </chart:series>
          <chart:series chart:style-name="ch12" chart:values-cell-range-address="Sheet3.B3:Sheet3.L3" chart:label-cell-address="Sheet3.A3:Sheet3.A3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3.B1:Sheet3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Word2Vec-ESN</text:p>
                <draw:g>
                  <svg:desc>Sheet3.A2:Sheet3.A2</svg:desc>
                </draw:g>
              </table:table-cell>
              <table:table-cell office:value-type="float" office:value="146">
                <text:p>146</text:p>
                <draw:g>
                  <svg:desc>Sheet3.B2:Sheet3.L2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θRARes</text:p>
                <draw:g>
                  <svg:desc>Sheet3.A3:Sheet3.A3</svg:desc>
                </draw:g>
              </table:table-cell>
              <table:table-cell office:value-type="float" office:value="35">
                <text:p>35</text:p>
                <draw:g>
                  <svg:desc>Sheet3.B3:Sheet3.L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